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fo:clip="rect(0.15497in, 1.13287in, 0.19575in, 1.08525in)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7-blank-Blank" presentation:presentation-page-layout-name="Master1-PPL7" draw:id="Slide-257">
        <draw:frame draw:id="id65" draw:style-name="a384" draw:name="Picture 2" svg:x="5.40816in" svg:y="1.56122in" svg:width="2.46939in" svg:height="4.33673in" style:rel-width="scale" style:rel-height="scale">
          <draw:image xlink:href="media/image1.png" xlink:type="simple" xlink:show="embed" xlink:actuate="onLoad"/>
          <svg:title/>
          <svg:desc>Logo, company nam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Nathan Ferry</meta:initial-creator>
    <dc:creator>Nathan Ferry</dc:creator>
    <meta:creation-date>2022-12-09T18:52:26Z</meta:creation-date>
    <dc:date>2022-12-09T18:57:35Z</dc:date>
    <meta:editing-cycles>1</meta:editing-cycles>
    <meta:editing-duration>PT309S</meta:editing-duration>
    <meta:document-statistic meta:paragraph-count="0" meta:word-count="0"/>
  </office:meta>
</office:document-meta>
</file>